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none" fo:border-right="0.74pt groove #000000" fo:border-top="none"/>
    </style:style>
    <style:style style:name="ce3" style:family="table-cell" style:parent-style-name="Default">
      <style:table-cell-properties fo:border-bottom="none" fo:border-left="none" fo:border-right="0.74pt groove #000000" fo:border-top="0.74pt groove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135"/>
    <style:style style:name="ce7" style:family="table-cell" style:parent-style-name="Default" style:data-style-name="N135">
      <style:table-cell-properties fo:border-bottom="none" fo:border-left="none" fo:border-right="none" fo:border-top="0.74pt ridge #000000"/>
    </style:style>
    <style:style style:name="ce8" style:family="table-cell" style:parent-style-name="Default" style:data-style-name="N135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6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0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style-name="Default"/>
          <table:covered-table-cell table:number-columns-repeated="2" table:style-name="ce10"/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0.000049" calcext:value-type="float">
            <text:p>4.900E-05</text:p>
          </table:table-cell>
          <table:table-cell office:value-type="float" office:value="0.000069" calcext:value-type="float">
            <text:p>6.900E-05</text:p>
          </table:table-cell>
          <table:table-cell office:value-type="float" office:value="0.000472" calcext:value-type="float">
            <text:p>4.720E-04</text:p>
          </table:table-cell>
          <table:table-cell office:value-type="float" office:value="0.004565" calcext:value-type="float">
            <text:p>4.565E-03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float" office:value="0.017225" calcext:value-type="float">
            <text:p>1.723E-02</text:p>
          </table:table-cell>
          <table:table-cell office:value-type="float" office:value="0.000078" calcext:value-type="float">
            <text:p>7.800E-05</text:p>
          </table:table-cell>
          <table:table-cell office:value-type="float" office:value="0.005085" calcext:value-type="float">
            <text:p>5.085E-03</text:p>
          </table:table-cell>
          <table:table-cell office:value-type="float" office:value="0.002568" calcext:value-type="float">
            <text:p>2.568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float" office:value="0.069536" calcext:value-type="float">
            <text:p>6.954E-02</text:p>
          </table:table-cell>
          <table:table-cell office:value-type="float" office:value="0.064445" calcext:value-type="float">
            <text:p>6.445E-02</text:p>
          </table:table-cell>
          <table:table-cell office:value-type="float" office:value="0.023568" calcext:value-type="float">
            <text:p>2.357E-02</text:p>
          </table:table-cell>
          <table:table-cell office:value-type="float" office:value="0.095625" calcext:value-type="float">
            <text:p>9.563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float" office:value="0.008916" calcext:value-type="float">
            <text:p>8.916E-03</text:p>
          </table:table-cell>
          <table:table-cell office:value-type="float" office:value="0.031331" calcext:value-type="float">
            <text:p>3.133E-02</text:p>
          </table:table-cell>
          <table:table-cell office:value-type="float" office:value="0.0182" calcext:value-type="float">
            <text:p>1.820E-02</text:p>
          </table:table-cell>
          <table:table-cell office:value-type="float" office:value="0.027688" calcext:value-type="float">
            <text:p>2.769E-0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VERAGE INTEGRAL</text:p>
          </table:table-cell>
          <table:table-cell table:style-name="ce7" table:formula="of:=AVERAGE([.B9]; [.B11]; [.B13]; [.B15] )" office:value-type="float" office:value="1.19679005688257" calcext:value-type="float">
            <text:p>1.197E+00</text:p>
          </table:table-cell>
          <table:table-cell table:style-name="ce7" table:formula="of:=AVERAGE([.C9]; [.C11]; [.C13]; [.C15] )" office:value-type="float" office:value="1.1967817137771" calcext:value-type="float">
            <text:p>1.197E+00</text:p>
          </table:table-cell>
          <table:table-cell table:style-name="ce7" table:formula="of:=AVERAGE([.D9]; [.D11]; [.D13]; [.D15] )" office:value-type="float" office:value="1.19678163034646" calcext:value-type="float">
            <text:p>1.197E+00</text:p>
          </table:table-cell>
          <table:table-cell table:style-name="ce7" table:formula="of:=AVERAGE([.E9]; [.E11]; [.E13]; [.E15] )" office:value-type="float" office:value="1.19678162951215" calcext:value-type="float">
            <text:p>1.197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AVERAGE([.B10];[.B12];[.B14];[.B16])" office:value-type="float" office:value="0.00000842737884785" calcext:value-type="float">
            <text:p>8.427E-06</text:p>
          </table:table-cell>
          <table:table-cell table:formula="of:=AVERAGE([.C10];[.C12];[.C14];[.C16])" office:value-type="float" office:value="0.0000000842733768" calcext:value-type="float">
            <text:p>8.427E-08</text:p>
          </table:table-cell>
          <table:table-cell table:formula="of:=AVERAGE([.D10];[.D12];[.D14];[.D16])" office:value-type="float" office:value="0.00000000084273305" calcext:value-type="float">
            <text:p>8.427E-10</text:p>
          </table:table-cell>
          <table:table-cell table:formula="of:=AVERAGE([.E10];[.E12];[.E14];[.E16])" office:value-type="float" office:value="0.000000000008423425" calcext:value-type="float">
            <text:p>8.423E-1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ntegral</text:p>
          </table:table-cell>
          <table:table-cell table:style-name="ce8" office:value-type="float" office:value="1.19679005688257" calcext:value-type="float">
            <text:p>1.197E+00</text:p>
          </table:table-cell>
          <table:table-cell table:style-name="ce8" office:value-type="float" office:value="1.1967817137771" calcext:value-type="float">
            <text:p>1.197E+00</text:p>
          </table:table-cell>
          <table:table-cell table:style-name="ce8" office:value-type="float" office:value="1.19678163034645" calcext:value-type="float">
            <text:p>1.197E+00</text:p>
          </table:table-cell>
          <table:table-cell table:style-name="ce8" office:value-type="float" office:value="1.19678162951214" calcext:value-type="float">
            <text:p>1.197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78" calcext:value-type="float">
            <text:p>8.427E-06</text:p>
          </table:table-cell>
          <table:table-cell office:value-type="float" office:value="0.0000000842733762" calcext:value-type="float">
            <text:p>8.427E-08</text:p>
          </table:table-cell>
          <table:table-cell office:value-type="float" office:value="0.0000000008427289" calcext:value-type="float">
            <text:p>8.427E-10</text:p>
          </table:table-cell>
          <table:table-cell office:value-type="float" office:value="0.0000000000084143" calcext:value-type="float">
            <text:p>8.414E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19679005688257" calcext:value-type="float">
            <text:p>1.197E+00</text:p>
          </table:table-cell>
          <table:table-cell office:value-type="float" office:value="1.1967817137771" calcext:value-type="float">
            <text:p>1.197E+00</text:p>
          </table:table-cell>
          <table:table-cell office:value-type="float" office:value="1.19678163034646" calcext:value-type="float">
            <text:p>1.197E+00</text:p>
          </table:table-cell>
          <table:table-cell office:value-type="float" office:value="1.19678162951215" calcext:value-type="float">
            <text:p>1.197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78" calcext:value-type="float">
            <text:p>8.427E-06</text:p>
          </table:table-cell>
          <table:table-cell office:value-type="float" office:value="0.0000000842733771" calcext:value-type="float">
            <text:p>8.427E-08</text:p>
          </table:table-cell>
          <table:table-cell office:value-type="float" office:value="0.0000000008427333" calcext:value-type="float">
            <text:p>8.427E-10</text:p>
          </table:table-cell>
          <table:table-cell office:value-type="float" office:value="0.0000000000084229" calcext:value-type="float">
            <text:p>8.423E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19679005688257" calcext:value-type="float">
            <text:p>1.197E+00</text:p>
          </table:table-cell>
          <table:table-cell office:value-type="float" office:value="1.1967817137771" calcext:value-type="float">
            <text:p>1.197E+00</text:p>
          </table:table-cell>
          <table:table-cell office:value-type="float" office:value="1.19678163034646" calcext:value-type="float">
            <text:p>1.197E+00</text:p>
          </table:table-cell>
          <table:table-cell office:value-type="float" office:value="1.19678162951215" calcext:value-type="float">
            <text:p>1.197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8" calcext:value-type="float">
            <text:p>8.427E-06</text:p>
          </table:table-cell>
          <table:table-cell office:value-type="float" office:value="0.0000000842733768" calcext:value-type="float">
            <text:p>8.427E-08</text:p>
          </table:table-cell>
          <table:table-cell office:value-type="float" office:value="0.0000000008427347" calcext:value-type="float">
            <text:p>8.427E-10</text:p>
          </table:table-cell>
          <table:table-cell office:value-type="float" office:value="0.0000000000084285" calcext:value-type="float">
            <text:p>8.429E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19679005688257" calcext:value-type="float">
            <text:p>1.197E+00</text:p>
          </table:table-cell>
          <table:table-cell office:value-type="float" office:value="1.1967817137771" calcext:value-type="float">
            <text:p>1.197E+00</text:p>
          </table:table-cell>
          <table:table-cell office:value-type="float" office:value="1.19678163034646" calcext:value-type="float">
            <text:p>1.197E+00</text:p>
          </table:table-cell>
          <table:table-cell office:value-type="float" office:value="1.19678162951215" calcext:value-type="float">
            <text:p>1.197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78" calcext:value-type="float">
            <text:p>8.427E-06</text:p>
          </table:table-cell>
          <table:table-cell office:value-type="float" office:value="0.0000000842733771" calcext:value-type="float">
            <text:p>8.427E-08</text:p>
          </table:table-cell>
          <table:table-cell office:value-type="float" office:value="0.0000000008427353" calcext:value-type="float">
            <text:p>8.427E-10</text:p>
          </table:table-cell>
          <table:table-cell office:value-type="float" office:value="0.000000000008428" calcext:value-type="float">
            <text:p>8.428E-12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office:value-type="float" office:value="2223" calcext:value-type="float">
            <text:p>2223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office:value-type="float" office:value="2255" calcext:value-type="float">
            <text:p>2255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office:value-type="float" office:value="2323" calcext:value-type="float">
            <text:p>2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0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style-name="Default"/>
          <table:covered-table-cell table:number-columns-repeated="2" table:style-name="ce10"/>
          <table:table-cell table:number-columns-repeated="5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0.000088" calcext:value-type="float">
            <text:p>8.800E-05</text:p>
          </table:table-cell>
          <table:table-cell office:value-type="float" office:value="0.000132" calcext:value-type="float">
            <text:p>1.320E-04</text:p>
          </table:table-cell>
          <table:table-cell office:value-type="float" office:value="0.000904" calcext:value-type="float">
            <text:p>9.040E-04</text:p>
          </table:table-cell>
          <table:table-cell office:value-type="float" office:value="0.008747" calcext:value-type="float">
            <text:p>8.74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float" office:value="0.016336" calcext:value-type="float">
            <text:p>1.634E-02</text:p>
          </table:table-cell>
          <table:table-cell office:value-type="float" office:value="0.00011" calcext:value-type="float">
            <text:p>1.100E-04</text:p>
          </table:table-cell>
          <table:table-cell office:value-type="float" office:value="0.000491" calcext:value-type="float">
            <text:p>4.910E-04</text:p>
          </table:table-cell>
          <table:table-cell office:value-type="float" office:value="0.007184" calcext:value-type="float">
            <text:p>7.184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float" office:value="0.047149" calcext:value-type="float">
            <text:p>4.715E-02</text:p>
          </table:table-cell>
          <table:table-cell office:value-type="float" office:value="0.000353" calcext:value-type="float">
            <text:p>3.530E-04</text:p>
          </table:table-cell>
          <table:table-cell office:value-type="float" office:value="0.041809" calcext:value-type="float">
            <text:p>4.181E-02</text:p>
          </table:table-cell>
          <table:table-cell office:value-type="float" office:value="0.042098" calcext:value-type="float">
            <text:p>4.210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float" office:value="0.065663" calcext:value-type="float">
            <text:p>6.566E-02</text:p>
          </table:table-cell>
          <table:table-cell office:value-type="float" office:value="0.000555" calcext:value-type="float">
            <text:p>5.550E-04</text:p>
          </table:table-cell>
          <table:table-cell office:value-type="float" office:value="0.049777" calcext:value-type="float">
            <text:p>4.978E-02</text:p>
          </table:table-cell>
          <table:table-cell office:value-type="float" office:value="0.026037" calcext:value-type="float">
            <text:p>2.604E-0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VERAGE INTEGRAL</text:p>
          </table:table-cell>
          <table:table-cell table:style-name="ce7" table:formula="of:=AVERAGE([.B32]; [.B34]; [.B36]; [.B38] )" office:value-type="float" office:value="1.01212483537797" calcext:value-type="float">
            <text:p>1.012E+00</text:p>
          </table:table-cell>
          <table:table-cell table:style-name="ce7" table:formula="of:=AVERAGE([.C32]; [.C34]; [.C36]; [.C38] )" office:value-type="float" office:value="1.01212009237252" calcext:value-type="float">
            <text:p>1.012E+00</text:p>
          </table:table-cell>
          <table:table-cell table:style-name="ce7" table:formula="of:=AVERAGE([.D32]; [.D34]; [.D36]; [.D38] )" office:value-type="float" office:value="1.0121200449432" calcext:value-type="float">
            <text:p>1.012E+00</text:p>
          </table:table-cell>
          <table:table-cell table:style-name="ce7" table:formula="of:=AVERAGE([.E32]; [.E34]; [.E36]; [.E38] )" office:value-type="float" office:value="1.01212004446891" calcext:value-type="float">
            <text:p>1.01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AVERAGE([.B33];[.B35];[.B37];[.B39])" office:value-type="float" office:value="0.00000479091385655" calcext:value-type="float">
            <text:p>4.791E-06</text:p>
          </table:table-cell>
          <table:table-cell table:formula="of:=AVERAGE([.C33];[.C35];[.C37];[.C39])" office:value-type="float" office:value="0.00000004790839965" calcext:value-type="float">
            <text:p>4.791E-08</text:p>
          </table:table-cell>
          <table:table-cell table:formula="of:=AVERAGE([.D33];[.D35];[.D37];[.D39])" office:value-type="float" office:value="0.00000000047908245" calcext:value-type="float">
            <text:p>4.791E-10</text:p>
          </table:table-cell>
          <table:table-cell table:formula="of:=AVERAGE([.E33];[.E35];[.E37];[.E39])" office:value-type="float" office:value="0.000000000004790025" calcext:value-type="float">
            <text:p>4.790E-1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ntegral</text:p>
          </table:table-cell>
          <table:table-cell table:style-name="ce8" office:value-type="float" office:value="1.01212483537797" calcext:value-type="float">
            <text:p>1.012E+00</text:p>
          </table:table-cell>
          <table:table-cell table:style-name="ce8" office:value-type="float" office:value="1.01212009237252" calcext:value-type="float">
            <text:p>1.012E+00</text:p>
          </table:table-cell>
          <table:table-cell table:style-name="ce8" office:value-type="float" office:value="1.0121200449432" calcext:value-type="float">
            <text:p>1.012E+00</text:p>
          </table:table-cell>
          <table:table-cell table:style-name="ce8" office:value-type="float" office:value="1.01212004446891" calcext:value-type="float">
            <text:p>1.01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00000479083998" calcext:value-type="float">
            <text:p>4.791E-08</text:p>
          </table:table-cell>
          <table:table-cell office:value-type="float" office:value="0.00000000047908" calcext:value-type="float">
            <text:p>4.791E-10</text:p>
          </table:table-cell>
          <table:table-cell office:value-type="float" office:value="0.0000000000047898" calcext:value-type="float">
            <text:p>4.790E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212009237252" calcext:value-type="float">
            <text:p>1.012E+00</text:p>
          </table:table-cell>
          <table:table-cell office:value-type="float" office:value="1.0121200449432" calcext:value-type="float">
            <text:p>1.012E+00</text:p>
          </table:table-cell>
          <table:table-cell office:value-type="float" office:value="1.01212004446891" calcext:value-type="float">
            <text:p>1.01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4" calcext:value-type="float">
            <text:p>4.791E-06</text:p>
          </table:table-cell>
          <table:table-cell office:value-type="float" office:value="0.0000000479083994" calcext:value-type="float">
            <text:p>4.791E-08</text:p>
          </table:table-cell>
          <table:table-cell office:value-type="float" office:value="0.0000000004790849" calcext:value-type="float">
            <text:p>4.791E-10</text:p>
          </table:table-cell>
          <table:table-cell office:value-type="float" office:value="0.0000000000047927" calcext:value-type="float">
            <text:p>4.793E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212009237252" calcext:value-type="float">
            <text:p>1.012E+00</text:p>
          </table:table-cell>
          <table:table-cell office:value-type="float" office:value="1.0121200449432" calcext:value-type="float">
            <text:p>1.012E+00</text:p>
          </table:table-cell>
          <table:table-cell office:value-type="float" office:value="1.0121200444689" calcext:value-type="float">
            <text:p>1.01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00000479083996" calcext:value-type="float">
            <text:p>4.791E-08</text:p>
          </table:table-cell>
          <table:table-cell office:value-type="float" office:value="0.0000000004790818" calcext:value-type="float">
            <text:p>4.791E-10</text:p>
          </table:table-cell>
          <table:table-cell office:value-type="float" office:value="0.0000000000047867" calcext:value-type="float">
            <text:p>4.787E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212009237252" calcext:value-type="float">
            <text:p>1.012E+00</text:p>
          </table:table-cell>
          <table:table-cell office:value-type="float" office:value="1.0121200449432" calcext:value-type="float">
            <text:p>1.012E+00</text:p>
          </table:table-cell>
          <table:table-cell office:value-type="float" office:value="1.01212004446891" calcext:value-type="float">
            <text:p>1.01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00000479083998" calcext:value-type="float">
            <text:p>4.791E-08</text:p>
          </table:table-cell>
          <table:table-cell office:value-type="float" office:value="0.0000000004790831" calcext:value-type="float">
            <text:p>4.791E-10</text:p>
          </table:table-cell>
          <table:table-cell office:value-type="float" office:value="0.0000000000047909" calcext:value-type="float">
            <text:p>4.791E-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6:07:28.026201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39:07.366003570</meta:creation-date>
    <meta:generator>LibreOffice/7.6.2.1$Linux_X86_64 LibreOffice_project/60$Build-1</meta:generator>
    <dc:date>2023-09-30T16:19:17.248578255</dc:date>
    <meta:editing-duration>PT2H19M4S</meta:editing-duration>
    <meta:editing-cycles>3</meta:editing-cycles>
    <meta:document-statistic meta:table-count="1" meta:cell-count="155" meta:object-count="0"/>
  </office:meta>
</office:document-meta>
</file>